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  <table:table-row table:style-name="ro1">
          <table:table-cell office:value-type="string" calcext:value-type="string">
            <text:p>tests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se_code and parse_bo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fo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4"/>
          <table:table-cell office:value-type="string" calcext:value-type="string">
            <text:p>support for flags and enums</text:p>
          </table:table-cell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move get_c_type</text:p>
          </table:table-cell>
          <table:table-cell table:number-columns-repeated="4"/>
          <table:table-cell office:value-type="string" calcext:value-type="string">
            <text:p>Cmdargs1-2.xy</text:p>
          </table:table-cell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__tmp → 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for , at end of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5"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1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0:14:37.6537054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6-11T11:42:10.373922256</dc:date>
    <meta:editing-duration>P44DT9H49M44S</meta:editing-duration>
    <meta:editing-cycles>33</meta:editing-cycles>
    <meta:generator>LibreOffice/24.2.3.2$Linux_X86_64 LibreOffice_project/420$Build-2</meta:generator>
    <meta:document-statistic meta:table-count="5" meta:cell-count="60" meta:object-count="0"/>
  </office:meta>
</office:document-meta>
</file>